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Lucida Grande" svg:font-family="'Lucida Grande', 'Trebuchet MS', Verdana, Helvetica, Arial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2" style:family="paragraph" style:parent-style-name="Standard" style:list-style-name="L6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3" style:family="paragraph" style:parent-style-name="Standard" style:list-style-name="L7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4" style:family="paragraph" style:parent-style-name="Standard" style:list-style-name="L8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5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Nimbus Sans L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6" style:family="paragraph" style:parent-style-name="Standard" style:list-style-name="L1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Nimbus Sans L" fo:font-size="10.5pt" fo:letter-spacing="normal" fo:font-style="normal" fo:font-weight="bold" style:font-size-asian="10.5pt" style:font-weight-asian="bold" style:font-size-complex="10.5pt" style:font-weight-complex="bold"/>
    </style:style>
    <style:style style:name="P7" style:family="paragraph" style:parent-style-name="Standard" style:list-style-name="L8">
      <style:paragraph-properties fo:margin-left="0cm" fo:margin-right="0cm" style:line-height-at-least="0.476cm" fo:orphans="2" fo:widows="2" fo:text-indent="0cm" style:auto-text-indent="false"/>
      <style:text-properties style:font-name="Nimbus Sans L" fo:font-size="10.5pt" style:font-size-asian="10.5pt" style:font-size-complex="10.5pt"/>
    </style:style>
    <style:style style:name="P8" style:family="paragraph" style:parent-style-name="Standard">
      <style:paragraph-properties style:line-height-at-least="0.476cm" fo:orphans="2" fo:widows="2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9" style:family="paragraph" style:parent-style-name="Standard" style:list-style-name="L2">
      <style:paragraph-properties style:line-height-at-least="0.476cm" fo:orphans="2" fo:widows="2">
        <style:tab-stops>
          <style:tab-stop style:position="0.097cm"/>
        </style:tab-stops>
      </style:paragraph-properties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10" style:family="paragraph" style:parent-style-name="Standard" style:list-style-name="L2">
      <style:paragraph-properties style:line-height-at-least="0.476cm" fo:orphans="2" fo:widows="2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11" style:family="paragraph" style:parent-style-name="Standard" style:list-style-name="L3">
      <style:paragraph-properties style:line-height-at-least="0.476cm" fo:orphans="2" fo:widows="2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12" style:family="paragraph" style:parent-style-name="Standard" style:list-style-name="L1">
      <style:paragraph-properties style:line-height-at-least="0.476cm" fo:orphans="2" fo:widows="2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13" style:family="paragraph" style:parent-style-name="Standard" style:list-style-name="L4">
      <style:paragraph-properties style:line-height-at-least="0.476cm" fo:orphans="2" fo:widows="2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style:style style:name="P14" style:family="paragraph" style:parent-style-name="Standard" style:list-style-name="L5">
      <style:paragraph-properties style:line-height-at-least="0.476cm" fo:orphans="2" fo:widows="2"/>
      <style:text-properties fo:font-variant="normal" fo:text-transform="none" fo:color="#333333" style:font-name="Nimbus Sans L" fo:font-size="10.5pt" fo:letter-spacing="normal" fo:font-style="normal" fo:font-weight="normal" style:font-size-asian="10.5pt" style:font-size-complex="10.5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iotr Szachewicz – automatyczna kompozycja kontrapunktu, gat. I</text:p>
      <text:p text:style-name="P1"/>
      <text:list xml:id="list111341578" text:style-name="L1">
        <text:list-item>
          <text:p text:style-name="P6">Cel projektu</text:p>
        </text:list-item>
      </text:list>
      <text:list xml:id="list698560663" text:style-name="L2">
        <text:list-item>
          <text:p text:style-name="P9">Implementacja algorytmu do automatycznej kompozycji kontrapunktu, gatunek I.</text:p>
        </text:list-item>
        <text:list-item>
          <text:p text:style-name="P9">Kontrapunkt - <text:s/>dokomponowanie melodii do danego głosu głównego.</text:p>
        </text:list-item>
        <text:list-item>
          <text:p text:style-name="P10">Na podstawie: „Kontrapunkt. Podstawowe zasady”, Gawlas J.</text:p>
        </text:list-item>
        <text:list-item>
          <text:p text:style-name="P10">Punkt wyjścia do bardziej skomplikowanych rzeczy.</text:p>
        </text:list-item>
      </text:list>
      <text:list xml:id="list1126676156" text:continue-list="list111341578" text:style-name="L1">
        <text:list-item>
          <text:p text:style-name="P6">Środowisko:</text:p>
        </text:list-item>
      </text:list>
      <text:list xml:id="list84125106" text:style-name="L3">
        <text:list-item>
          <text:p text:style-name="P11">Java,</text:p>
        </text:list-item>
        <text:list-item>
          <text:p text:style-name="P11">Swing,</text:p>
        </text:list-item>
        <text:list-item>
          <text:p text:style-name="P11">JMusic library – biblioteka do programowania muzyki (struktury danych, wizualizacja).</text:p>
        </text:list-item>
      </text:list>
      <text:list xml:id="list1591693426" text:continue-list="list1126676156" text:style-name="L1">
        <text:list-item>
          <text:p text:style-name="P6">Interfejs – przypadek użycia</text:p>
          <text:list>
            <text:list-item>
              <text:p text:style-name="P12">Wprowadzenie melodii głosu głównego (myszką na pięciolinii, wczytanie z pliku, wybór jednej ze standardowych)</text:p>
            </text:list-item>
            <text:list-item>
              <text:p text:style-name="P12">Wygenerowanie głosu kontrapunktującego przy pomocy algorytmu</text:p>
            </text:list-item>
            <text:list-item>
              <text:p text:style-name="P12">Wyświetlenie na pięciolinii wyniku (obu głosów)</text:p>
            </text:list-item>
          </text:list>
        </text:list-item>
      </text:list>
      <text:p text:style-name="P8"/>
      <text:p text:style-name="P8"><text:tab/>Dodatkowe możliwości:</text:p>
      <text:list xml:id="list636253033" text:style-name="L4">
        <text:list-item>
          <text:p text:style-name="P13">Możliwość odtworzenia wyniku</text:p>
        </text:list-item>
        <text:list-item>
          <text:p text:style-name="P13">Możliwość zapisania i wczytania wyniku lub głosu głównego z pliku</text:p>
        </text:list-item>
      </text:list>
      <text:list xml:id="list1554282111" text:continue-list="list1591693426" text:style-name="L1">
        <text:list-item>
          <text:p text:style-name="P6">Logika</text:p>
        </text:list-item>
      </text:list>
      <text:list xml:id="list2066298794" text:style-name="L5">
        <text:list-header>
          <text:p text:style-name="P14"/>
        </text:list-header>
      </text:list>
      <text:p text:style-name="P1">Gatunek I:</text:p>
      <text:list xml:id="list2064176632" text:style-name="L6">
        <text:list-item>
          <text:p text:style-name="P2">jednej nucie głosu głównego odpowiada jedna nuta głosu kontrapunktującego</text:p>
        </text:list-item>
      </text:list>
      <text:p text:style-name="P1"/>
      <text:p text:style-name="P1">Harmonia</text:p>
      <text:list xml:id="list439179982" text:continue-numbering="true" text:style-name="L6">
        <text:list-item>
          <text:p text:style-name="P2">wszystkie współbrzmienia to konsonanse (1cz, 5cz, 8cz, 3m, 3w, 6m, 6w)</text:p>
        </text:list-item>
        <text:list-item>
          <text:p text:style-name="P2">rozpoczęcie i zakończenie to współbrzmienie konsonansu doskonałego (1cz, 5cz, 8cz)</text:p>
        </text:list-item>
        <text:list-item>
          <text:p text:style-name="P2">wszystkie wertykalne konsonanse doskonałe (1cz, 5cz, 8cz) muszą być osiągnięte ruchem przeciwnym (oba głosy w przec. kierunkach) lub bocznych (jeden głos nieruchomy)</text:p>
        </text:list-item>
      </text:list>
      <text:p text:style-name="P1"/>
      <text:p text:style-name="P1">Melodia</text:p>
      <text:list xml:id="list1054735800" text:continue-numbering="true" text:style-name="L6">
        <text:list-item>
          <text:p text:style-name="P2">przeważają kroki (ruch o sekundę)</text:p>
        </text:list-item>
        <text:list-item>
          <text:p text:style-name="P2">przeważa ruch przeciwny (oba głosy w przeciwnych kierunkach)</text:p>
        </text:list-item>
        <text:list-item>
          <text:p text:style-name="P2">niedozwolone skoki melodii o: tryton, 7w, 7m.</text:p>
        </text:list-item>
      </text:list>
      <text:p text:style-name="P1"/>
      <text:p text:style-name="P1">Zasady swobodne:</text:p>
      <text:list xml:id="list1384094324" text:style-name="L7">
        <text:list-item>
          <text:p text:style-name="P3">mieszaj konsonanse doskonałe (1cz, 5cz, 8cz) i niedoskonałe (3, 6)</text:p>
        </text:list-item>
        <text:list-item>
          <text:p text:style-name="P3">unikaj 1cz w pierwszym i ostatnim współbrzmieniu</text:p>
        </text:list-item>
        <text:list-item>
          <text:p text:style-name="P3">unikaj skoku w obu głosach na raz</text:p>
        </text:list-item>
        <text:list-item>
          <text:p text:style-name="P3">po dużym skoku zmiana kierunku melodii i kroki sekundowe</text:p>
        </text:list-item>
        <text:list-item>
          <text:p text:style-name="P3">na przestrzeni 10-20 głosu kontrapunktującego należy wykorzystać cały zakres skali</text:p>
        </text:list-item>
      </text:list>
      <text:p text:style-name="P1"/>
      <text:p text:style-name="P1">Liczba możliwych rozwiązań:</text:p>
      <text:list xml:id="list402148329" text:style-name="L8">
        <text:list-item>
          <text:p text:style-name="P4">każda nuta może być w 1 z 7 odległości od głosu głównego (patrz. Harmonia)</text:p>
        </text:list-item>
        <text:list-item>
          <text:p text:style-name="P7">dla głosu głownego składającego się z N dźwięków jest 7^N różnych możliwości dopisania głosu kontrapunktującego</text:p>
        </text:list-item>
        <text:list-item>
          <text:p text:style-name="P7">7^5 = 16807, <text:s text:c="9"/>7^10 = 282 475 249, <text:s text:c="5"/>7^15 = 4 747 561 509 94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Lucida Grande" svg:font-family="'Lucida Grande', 'Trebuchet MS', Verdana, Helvetica, Arial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et </meta:initial-creator>
    <meta:creation-date>2012-02-24T09:28:49</meta:creation-date>
    <dc:date>2012-02-24T11:04:00</dc:date>
    <dc:creator>kret </dc:creator>
    <meta:editing-duration>PT20M42S</meta:editing-duration>
    <meta:editing-cycles>4</meta:editing-cycles>
    <meta:generator>LibreOffice/3.4$Linux LibreOffice_project/340m1$Build-402</meta:generator>
    <meta:document-statistic meta:table-count="0" meta:image-count="0" meta:object-count="0" meta:page-count="1" meta:paragraph-count="38" meta:word-count="297" meta:character-count="1967" meta:non-whitespace-character-count="1723"/>
  </office:meta>
</office:document-meta>
</file>